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ViewExporter.write( char [ ] cbuf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stemViewExporter.exportNode( String uri , String local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ViewExpor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ViewExporter.exportProperty( String uri , String local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ViewExporter.SystemViewExporter( Session session , ContentHandler handler , boolean recurse ,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ViewExporter.mustSendBinary( Valu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stemViewExporter.exportValue( Valu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ystemViewExpor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ViewExporter.exportProperty( String uri , String local , int type ,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